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Compro Prasad</text:initial-creator></text:p>
      <text:p text:style-name="OrgSubtitle"/>
      <text:h text:style-name="Heading_20_1" text:outline-level="1" text:is-list-header="false">
<text:bookmark-start text:name="OrgXref.org5b89d6c"/>
<text:bookmark text:name="org5b89d6c"/>Name
<text:bookmark-end text:name="OrgXref.org5b89d6c"/></text:h>
      <text:p text:style-name="Text_20_body">Abhishek Prasad
</text:p>
      <text:h text:style-name="Heading_20_1" text:outline-level="1" text:is-list-header="false">
<text:bookmark-start text:name="OrgXref.org596b9b0"/>
<text:bookmark text:name="org596b9b0"/>Your email address
<text:bookmark-end text:name="OrgXref.org596b9b0"/></text:h>
      <text:p text:style-name="Text_20_body">comproprasad@gmail.com
</text:p>
      <text:h text:style-name="Heading_20_1" text:outline-level="1" text:is-list-header="false">
<text:bookmark-start text:name="OrgXref.org4bfcd87"/>
<text:bookmark text:name="org4bfcd87"/>The name of the project
<text:bookmark-end text:name="OrgXref.org4bfcd87"/></text:h>
      <text:p text:style-name="Text_20_body">GNU Clisp
</text:p>
      <text:h text:style-name="Heading_20_1" text:outline-level="1" text:is-list-header="false">
<text:bookmark-start text:name="OrgXref.orgcaa6cd2"/>
<text:bookmark text:name="orgcaa6cd2"/>Summary
<text:bookmark-end text:name="OrgXref.orgcaa6cd2"/></text:h>
      <text:p text:style-name="Text_20_body">In simple terms I will be implementing thread safe hash tables in the core of
GNU Clisp.
</text:p>
      <text:h text:style-name="Heading_20_1" text:outline-level="1" text:is-list-header="false">
<text:bookmark-start text:name="OrgXref.org7714f6e"/>
<text:bookmark text:name="org7714f6e"/>Benefits
<text:bookmark-end text:name="OrgXref.org7714f6e"/></text:h>
      <text:p text:style-name="Text_20_body">Having threading support is necessary everywhere from normal computing tasks to
larger applications running on production environments like servers. The problem
arises when the data being used in threads are not atomic in nature. Most of
data structures are thread safe in nature except the hash tables which are also
extensively used in <text:a xlink:type="simple" xlink:href="https://sourceforge.net/p/clocc/hg/ci/default/tree/">CLOCC</text:a>.
</text:p>
      <text:p text:style-name="Text_20_body">Since I am doing this project I will get to know how threads, mutexes and hash
tables are used in writing a program like GNU Clisp. And overall I would be
communicating with great people in the GNU community I would learn other side
stuffs too which will be an additional gift for me.
</text:p>
      <text:h text:style-name="Heading_20_1" text:outline-level="1" text:is-list-header="false">
<text:bookmark-start text:name="OrgXref.orgd340010"/>
<text:bookmark text:name="orgd340010"/>Things to be delivered
<text:bookmark-end text:name="OrgXref.orgd340010"/></text:h>
      <text:p text:style-name="Text_20_body">Since, my work is consists of threading and hash table so the files to be dealt
with are <text:span text:style-name="OrgCode">src/zthread.d</text:span>, <text:span text:style-name="OrgCode">src/xthread.d</text:span> and <text:span text:style-name="OrgCode">src/hashtabl.d</text:span> and may be some
of the related lisp files.
</text:p>
      <text:p text:style-name="Text_20_body">Leapfrog hash tables are faster to probe so they will probably be used
</text:p>
      <text:h text:style-name="Heading_20_1" text:outline-level="1" text:is-list-header="false">
<text:bookmark-start text:name="OrgXref.orgac582c1"/>
<text:bookmark text:name="orgac582c1"/>Plan
<text:bookmark-end text:name="OrgXref.orgac582c1"/></text:h>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Date</text:p>
              </table:table-cell>
              <table:table-cell table:style-name="OrgTblCellTB">
                <text:p text:style-name="OrgTableHeadingLeft">Work</text:p>
              </table:table-cell>
            </table:table-row>
          </table:table-header-rows>
          <table:table-rows>
            <table:table-row>
              <table:table-cell table:style-name="OrgTblCellT">
                <text:p text:style-name="OrgTableContentsLeft">04-May to 30-May</text:p>
              </table:table-cell>
              <table:table-cell table:style-name="OrgTblCellT">
                <text:p text:style-name="OrgTableContentsLeft">Talking to the developer team, fixing small bugs and</text:p>
              </table:table-cell>
            </table:table-row>
            <table:table-row>
              <table:table-cell table:style-name="OrgTblCell">
                <text:p text:style-name="OrgTableContentsLeft"/>
              </table:table-cell>
              <table:table-cell table:style-name="OrgTblCell">
                <text:p text:style-name="OrgTableContentsLeft">get acquainted with the project</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31-May to 11-June</text:p>
              </table:table-cell>
              <table:table-cell table:style-name="OrgTblCell">
                <text:p text:style-name="OrgTableContentsLeft">Writing the lisp code to make simple threads and find</text:p>
              </table:table-cell>
            </table:table-row>
            <table:table-row>
              <table:table-cell table:style-name="OrgTblCell">
                <text:p text:style-name="OrgTableContentsLeft"/>
              </table:table-cell>
              <table:table-cell table:style-name="OrgTblCell">
                <text:p text:style-name="OrgTableContentsLeft">out where the hash table hits a corner case. Get ready</text:p>
              </table:table-cell>
            </table:table-row>
            <table:table-row>
              <table:table-cell table:style-name="OrgTblCell">
                <text:p text:style-name="OrgTableContentsLeft"/>
              </table:table-cell>
              <table:table-cell table:style-name="OrgTblCell">
                <text:p text:style-name="OrgTableContentsLeft">with enough test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09-June to 30-June</text:p>
              </table:table-cell>
              <table:table-cell table:style-name="OrgTblCell">
                <text:p text:style-name="OrgTableContentsLeft">Write functions to handle the thread safety in the</text:p>
              </table:table-cell>
            </table:table-row>
            <table:table-row>
              <table:table-cell table:style-name="OrgTblCell">
                <text:p text:style-name="OrgTableContentsLeft"/>
              </table:table-cell>
              <table:table-cell table:style-name="OrgTblCell">
                <text:p text:style-name="OrgTableContentsLeft">hash table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25-June to 15-July</text:p>
              </table:table-cell>
              <table:table-cell table:style-name="OrgTblCell">
                <text:p text:style-name="OrgTableContentsLeft">Have the functions run against the test case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10-July to 20-July</text:p>
              </table:table-cell>
              <table:table-cell table:style-name="OrgTblCell">
                <text:p text:style-name="OrgTableContentsLeft">Write the tests that were missed beforehand</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18-July to 25-July</text:p>
              </table:table-cell>
              <table:table-cell table:style-name="OrgTblCell">
                <text:p text:style-name="OrgTableContentsLeft">Make the code more portable to run on different</text:p>
              </table:table-cell>
            </table:table-row>
            <table:table-row>
              <table:table-cell table:style-name="OrgTblCell">
                <text:p text:style-name="OrgTableContentsLeft"/>
              </table:table-cell>
              <table:table-cell table:style-name="OrgTblCell">
                <text:p text:style-name="OrgTableContentsLeft">platforms</text:p>
              </table:table-cell>
            </table:table-row>
            <table:table-row>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23-July to 30-July</text:p>
              </table:table-cell>
              <table:table-cell table:style-name="OrgTblCell">
                <text:p text:style-name="OrgTableContentsLeft">Polishing the code to be more readable for future</text:p>
              </table:table-cell>
            </table:table-row>
            <table:table-row>
              <table:table-cell table:style-name="OrgTblCellB">
                <text:p text:style-name="OrgTableContentsLeft"/>
              </table:table-cell>
              <table:table-cell table:style-name="OrgTblCellB">
                <text:p text:style-name="OrgTableContentsLeft">development</text:p>
              </table:table-cell>
            </table:table-row>
          </table:table-rows>
        </table:table>
      </text:section>
      <text:h text:style-name="Heading_20_1" text:outline-level="1" text:is-list-header="false">
<text:bookmark-start text:name="OrgXref.orgcd7e708"/>
<text:bookmark text:name="orgcd7e708"/>Communication
<text:bookmark-end text:name="OrgXref.orgcd7e708"/></text:h>
      <text:p text:style-name="Text_20_body"><text:a xlink:type="simple" xlink:href="https://sourceforge.net/p/clisp/mailman/clisp-devel/">clisp-devel</text:a> mailing list archives on source forge is subscribed both via email
and RSS feeds. <text:a xlink:type="simple" xlink:href="https://sourceforge.net/p/clisp/mailman/clisp-announce/">clisp-announce</text:a> is the place where announcements are made.
User bugs are available on <text:a xlink:type="simple" xlink:href="https://sourceforge.net/p/clisp/mailman/clisp-list/">clisp-list</text:a>.
</text:p>
      <text:p text:style-name="Text_20_body">I have also asked some questions to the GNU Clisp developers who have helped me
most of the time but I am loving the new things that I learn when I communicate.
</text:p>
      <text:h text:style-name="Heading_20_1" text:outline-level="1" text:is-list-header="false">
<text:bookmark-start text:name="OrgXref.orgefeb501"/>
<text:bookmark text:name="orgefeb501"/>Qualification
<text:bookmark-end text:name="OrgXref.orgefeb501"/></text:h>
      <text:p text:style-name="Text_20_body">I have written a mathematical expression calculator and have optimized as much
as possible. So, I am well acquainted with programming in C/C++ using Makefiles.
I also like designing/programming core stuff like a compiler or a kernel or a
DBMS.
</text:p>
      <text:p text:style-name="Text_20_body">Since, I am an Emacs user for around a year so I have started to like ELisp and
gradually lisp too.
</text:p>
      <text:list text:style-name="OrgBulletedList" text:continue-numbering="false">
        <text:list-item>
          <text:p text:style-name="Text_20_body">National Institute of Technology, Durgapur
</text:p>
        </text:list-item>
        <text:list-item>
          <text:p text:style-name="Text_20_body">Bachelor's course in Information Technology
</text:p>
        </text:list-item>
        <text:list-item>
          <text:p text:style-name="Text_20_body">Second(2nd year or 4th semester) year
</text:p>
        </text:list-item>
        <text:list-item>
          <text:p text:style-name="Text_20_body">Multi threading concept is in 4th semester
</text:p>
        </text:list-item>
        <text:list-item>
          <text:p text:style-name="Text_20_body">Hash Tables were taught in the 3rd semester
</text:p>
        </text:list-item>
        <text:list-item>
          <text:p text:style-name="Text_20_body">Basics of <text:span text:style-name="OrgCode">pthread.h</text:span>
</text:p>
        </text:list-item>
        <text:list-item>
          <text:p text:style-name="Text_20_body">Written a mathematical expression calculator
</text:p>
        </text:list-item>
        <text:list-item>
          <text:p text:style-name="Text_20_body">Makefiles
</text:p>
        </text:list-item>
        <text:list-item>
          <text:p text:style-name="Text_20_body">Bash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ompro Prasad</dc:creator>
    <meta:initial-creator>Compro Prasad</meta:initial-creator>
    <dc:date>2017-03-26T03:06:16</dc:date>
    <meta:creation-date>2017-03-26T03:06:16</meta:creation-date>
    <meta:generator>Emacs 25.1.1 (Org mode 9.0.5)</meta:generator>
    <meta:keyword/>
    <dc:subject/>
    <dc:title/>
  </office:meta>
</office:document-meta>
</file>